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2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6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9" style:family="graphic" style:parent-style-name="standard">
      <style:graphic-properties draw:stroke="solid" svg:stroke-width="0.018cm" svg:stroke-color="#434343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11" style:family="graphic" style:parent-style-name="standard">
      <style:graphic-properties draw:stroke="solid" svg:stroke-width="0.018cm" svg:stroke-color="#ffffff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6cm" fo:min-width="0.10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1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56cm" fo:min-width="0.2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10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normal" style:font-size-asian="8pt" style:font-size-complex="8pt"/>
    </style:style>
    <style:style style:name="P3" style:family="paragraph">
      <loext:graphic-properties draw:fill="none"/>
      <style:text-properties style:font-name="Liberation Serif" fo:font-size="6pt"/>
    </style:style>
    <style:style style:name="P4" style:family="paragraph">
      <loext:graphic-properties draw:fill="solid" draw:fill-color="#000000" draw:opacity="0%"/>
      <style:text-properties style:font-name="Liberation Serif" fo:font-size="6pt"/>
    </style:style>
    <style:style style:name="P5" style:family="paragraph">
      <loext:graphic-properties draw:fill="solid" draw:fill-color="#434343"/>
      <style:text-properties style:font-name="Liberation Serif" fo:font-size="6pt"/>
    </style:style>
    <style:style style:name="P6" style:family="paragraph">
      <loext:graphic-properties draw:fill="solid" draw:fill-color="#999999"/>
      <style:text-properties style:font-name="Liberation Serif" fo:font-size="6pt"/>
    </style:style>
    <style:style style:name="P7" style:family="paragraph">
      <loext:graphic-properties draw:fill="solid" draw:fill-color="#ffffff"/>
      <style:text-properties style:font-name="Liberation Serif" fo:font-size="6pt"/>
    </style:style>
    <style:style style:name="P8" style:family="paragraph">
      <loext:graphic-properties draw:fill="solid" draw:fill-color="#000000"/>
      <style:text-properties style:font-name="Liberation Serif"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0" style:family="paragraph">
      <loext:graphic-properties draw:fill="none"/>
      <style:text-properties fo:color="#000000" style:font-name="Liberation Serif" fo:font-size="6pt"/>
    </style:style>
    <style:style style:name="P11" style:family="paragraph">
      <loext:graphic-properties draw:fill="solid" draw:fill-color="#000000"/>
      <style:text-properties fo:color="#000000" style:font-name="Liberation Serif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3" style:family="paragraph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>
      <loext:graphic-properties draw:fill="none" draw:fill-color="#ffffff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style:text-properties fo:font-size="6pt"/>
    </style:style>
    <style:style style:name="P16" style:family="paragraph">
      <loext:graphic-properties draw:fill="none" draw:fill-color="#ffffff"/>
      <style:text-properties fo:font-size="6pt"/>
    </style:style>
    <style:style style:name="T1" style:family="text">
      <style:text-properties fo:color="#000000" style:font-name="Liberation Serif" fo:font-size="8pt" fo:text-shadow="none" fo:font-weight="normal" style:font-size-asian="8pt" style:font-name-complex="Arial1" style:font-size-complex="8pt"/>
    </style:style>
    <style:style style:name="T2" style:family="text">
      <style:text-properties fo:color="#000000" style:font-name="Liberation Serif" fo:font-size="6pt" style:font-size-asian="12pt" style:font-name-complex="Arial1" style:font-size-complex="12pt"/>
    </style:style>
    <style:style style:name="T3" style:family="text">
      <style:text-properties fo:color="#1a1a1a" style:font-name="Liberation Serif" fo:font-size="6pt" style:font-size-asian="12pt" style:font-name-complex="Arial1" style:font-size-complex="12pt"/>
    </style:style>
    <style:style style:name="T4" style:family="text">
      <style:text-properties fo:color="#000000" style:font-name="Liberation Serif" fo:font-size="4pt" style:font-size-asian="12pt" style:font-name-complex="Arial1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1" style:font-size-complex="12pt"/>
    </style:style>
    <style:style style:name="T6" style:family="text">
      <style:text-properties fo:color="#000000" style:font-name="Liberation Serif" fo:text-shadow="none" style:font-name-complex="Arial1"/>
    </style:style>
    <style:style style:name="T7" style:family="text">
      <style:text-properties fo:color="#000000" style:font-name="Liberation Serif" fo:text-shadow="none" fo:font-weight="normal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29cm" svg:height="0.319cm" svg:x="0.126cm" svg:y="0.054cm">
          <draw:text-box>
            <text:p text:style-name="P1"><text:span text:style-name="T1">a) Acceleration vs. CPU</text:span></text:p>
          </draw:text-box>
        </draw:frame>
        <draw:frame draw:style-name="gr2" draw:text-style-name="P2" draw:layer="layout" svg:width="3.837cm" svg:height="0.319cm" svg:x="4.836cm" svg:y="0.056cm">
          <draw:text-box>
            <text:p text:style-name="P1"><text:span text:style-name="T1">b) Power reduction vs. CPU</text:span></text:p>
          </draw:text-box>
        </draw:frame>
        <draw:line draw:style-name="gr3" draw:text-style-name="P3" draw:layer="layout" svg:x1="0.607cm" svg:y1="3.486cm" svg:x2="3.775cm" svg:y2="3.486cm">
          <text:p/>
        </draw:line>
        <draw:line draw:style-name="gr4" draw:text-style-name="P3" draw:layer="layout" svg:x1="0.607cm" svg:y1="3.01cm" svg:x2="3.775cm" svg:y2="3.01cm">
          <text:p/>
        </draw:line>
        <draw:line draw:style-name="gr4" draw:text-style-name="P3" draw:layer="layout" svg:x1="0.607cm" svg:y1="2.524cm" svg:x2="3.775cm" svg:y2="2.524cm">
          <text:p/>
        </draw:line>
        <draw:line draw:style-name="gr4" draw:text-style-name="P3" draw:layer="layout" svg:x1="0.607cm" svg:y1="2.048cm" svg:x2="3.775cm" svg:y2="2.048cm">
          <text:p/>
        </draw:line>
        <draw:line draw:style-name="gr4" draw:text-style-name="P3" draw:layer="layout" svg:x1="0.607cm" svg:y1="1.562cm" svg:x2="3.775cm" svg:y2="1.562cm">
          <text:p/>
        </draw:line>
        <draw:line draw:style-name="gr4" draw:text-style-name="P3" draw:layer="layout" svg:x1="0.607cm" svg:y1="1.086cm" svg:x2="3.775cm" svg:y2="1.086cm">
          <text:p/>
        </draw:line>
        <draw:polygon draw:style-name="gr5" draw:text-style-name="P4" draw:layer="layout" svg:width="3.168cm" svg:height="0.009cm" svg:x="0.607cm" svg:y="3.325cm" svg:viewBox="0 0 3169 10" draw:points="0,0 3169,0 3169,10 0,10">
          <text:p/>
        </draw:polygon>
        <draw:polygon draw:style-name="gr5" draw:text-style-name="P4" draw:layer="layout" svg:width="3.168cm" svg:height="0.009cm" svg:x="0.607cm" svg:y="3.16cm" svg:viewBox="0 0 3169 10" draw:points="0,0 3169,0 3169,10 0,10">
          <text:p/>
        </draw:polygon>
        <draw:polygon draw:style-name="gr5" draw:text-style-name="P4" draw:layer="layout" svg:width="3.168cm" svg:height="0.009cm" svg:x="0.607cm" svg:y="2.839cm" svg:viewBox="0 0 3169 10" draw:points="0,0 3169,0 3169,10 0,10">
          <text:p/>
        </draw:polygon>
        <draw:polygon draw:style-name="gr5" draw:text-style-name="P4" draw:layer="layout" svg:width="3.168cm" svg:height="0.009cm" svg:x="0.607cm" svg:y="2.684cm" svg:viewBox="0 0 3169 10" draw:points="0,0 3169,0 3169,10 0,10">
          <text:p/>
        </draw:polygon>
        <draw:polygon draw:style-name="gr5" draw:text-style-name="P4" draw:layer="layout" svg:width="3.168cm" svg:height="0.009cm" svg:x="0.607cm" svg:y="2.364cm" svg:viewBox="0 0 3169 10" draw:points="0,0 3169,0 3169,10 0,10">
          <text:p/>
        </draw:polygon>
        <draw:polygon draw:style-name="gr5" draw:text-style-name="P4" draw:layer="layout" svg:width="3.168cm" svg:height="0.009cm" svg:x="0.607cm" svg:y="2.198cm" svg:viewBox="0 0 3169 10" draw:points="0,0 3169,0 3169,10 0,10">
          <text:p/>
        </draw:polygon>
        <draw:polygon draw:style-name="gr5" draw:text-style-name="P4" draw:layer="layout" svg:width="3.168cm" svg:height="0.009cm" svg:x="0.607cm" svg:y="1.878cm" svg:viewBox="0 0 3169 10" draw:points="0,0 3169,0 3169,10 0,10">
          <text:p/>
        </draw:polygon>
        <draw:polygon draw:style-name="gr5" draw:text-style-name="P4" draw:layer="layout" svg:width="3.168cm" svg:height="0.009cm" svg:x="0.607cm" svg:y="1.722cm" svg:viewBox="0 0 3169 10" draw:points="0,0 3169,0 3169,10 0,10">
          <text:p/>
        </draw:polygon>
        <draw:polygon draw:style-name="gr5" draw:text-style-name="P4" draw:layer="layout" svg:width="3.168cm" svg:height="0.009cm" svg:x="0.607cm" svg:y="1.402cm" svg:viewBox="0 0 3169 10" draw:points="0,0 3169,0 3169,10 0,10">
          <text:p/>
        </draw:polygon>
        <draw:polygon draw:style-name="gr5" draw:text-style-name="P4" draw:layer="layout" svg:width="3.168cm" svg:height="0.009cm" svg:x="0.607cm" svg:y="1.237cm" svg:viewBox="0 0 3169 10" draw:points="0,0 3169,0 3169,10 0,10">
          <text:p/>
        </draw:polygon>
        <draw:line draw:style-name="gr6" draw:text-style-name="P3" draw:layer="layout" svg:x1="0.607cm" svg:y1="3.486cm" svg:x2="0.607cm" svg:y2="1.086cm">
          <text:p/>
        </draw:line>
        <draw:path draw:style-name="gr5" draw:text-style-name="P4" draw:layer="layout" svg:width="0.307cm" svg:height="0.456cm" svg:x="0.94cm" svg:y="3.044cm" svg:viewBox="0 0 308 457" svg:d="M298 457h-288-10v-10-418h10-10c0-16 14-29 30-29v10-10h248v10-10c17 0 30 13 30 29h-10 10v418 10zM298 438v9h-9v-418c0-5-5-9-11-9h-248c-6 0-10 4-10 9v418h-10v-9z">
          <text:p/>
        </draw:path>
        <draw:path draw:style-name="gr7" draw:text-style-name="P5" draw:layer="layout" svg:width="0.287cm" svg:height="0.437cm" svg:x="0.95cm" svg:y="3.053cm" svg:viewBox="0 0 288 438" svg:d="M288 438h-288v-418c0-11 9-20 20-20h248c11 0 20 9 20 20z">
          <text:p/>
        </draw:path>
        <draw:path draw:style-name="gr5" draw:text-style-name="P4" draw:layer="layout" svg:width="0.307cm" svg:height="0.65cm" svg:x="1.884cm" svg:y="2.849cm" svg:viewBox="0 0 308 651" svg:d="M298 651h-288-10v-10-612h10-10c0-16 13-29 30-29v10-10h248v10-10c17 0 30 13 30 29h-10 10v612 10zM298 632v9h-10v-612c0-5-4-10-10-10h-248c-6 0-10 5-10 10v612h-10v-9z">
          <text:p/>
        </draw:path>
        <draw:path draw:style-name="gr7" draw:text-style-name="P5" draw:layer="layout" svg:width="0.287cm" svg:height="0.631cm" svg:x="1.893cm" svg:y="2.859cm" svg:viewBox="0 0 288 632" svg:d="M288 632h-288v-613c0-10 9-19 20-19h249c11 0 19 9 19 19z">
          <text:p/>
        </draw:path>
        <draw:path draw:style-name="gr5" draw:text-style-name="P4" draw:layer="layout" svg:width="0.307cm" svg:height="0.65cm" svg:x="2.827cm" svg:y="2.849cm" svg:viewBox="0 0 308 651" svg:d="M298 651h-288-10v-10-612h10-10c0-16 14-29 30-29v10-10h248v10-10c17 0 30 13 30 29h-10 10v612 10zM298 632v9h-10v-612c0-5-4-10-10-10h-248c-6 0-10 5-10 10v612h-10v-9z">
          <text:p/>
        </draw:path>
        <draw:path draw:style-name="gr7" draw:text-style-name="P5" draw:layer="layout" svg:width="0.287cm" svg:height="0.631cm" svg:x="2.837cm" svg:y="2.859cm" svg:viewBox="0 0 288 632" svg:d="M288 632h-288v-613c0-10 9-19 20-19h248c11 0 20 9 20 19z">
          <text:p/>
        </draw:path>
        <draw:path draw:style-name="gr5" draw:text-style-name="P4" draw:layer="layout" svg:width="0.307cm" svg:height="0.796cm" svg:x="1.248cm" svg:y="2.703cm" svg:viewBox="0 0 308 797" svg:d="M298 797h-288-10v-10-758h10-10c0-16 13-29 30-29v10-10h248v10-10c17 0 30 13 30 29h-10 10v758 10zM298 778v9h-10v-758c0-5-4-9-10-9h-248c-6 0-10 4-10 9v758h-10v-9z">
          <text:p/>
        </draw:path>
        <draw:path draw:style-name="gr8" draw:text-style-name="P6" draw:layer="layout" svg:width="0.287cm" svg:height="0.776cm" svg:x="1.258cm" svg:y="2.713cm" svg:viewBox="0 0 288 777" svg:d="M288 777h-288v-758c0-10 9-19 20-19h249c11 0 19 9 19 19z">
          <text:p/>
        </draw:path>
        <draw:path draw:style-name="gr5" draw:text-style-name="P4" draw:layer="layout" svg:width="0.307cm" svg:height="2.35cm" svg:x="2.191cm" svg:y="1.149cm" svg:viewBox="0 0 308 2351" svg:d="M298 2351h-288-10v-9-2313h10-10c0-16 14-29 30-29v10-10h248v10-10c17 0 30 13 30 29h-10 10v2313 9zM298 2332v10h-9v-2313c0-5-5-9-11-9h-248c-6 0-10 4-10 9v2313h-10v-10z">
          <text:p/>
        </draw:path>
        <draw:path draw:style-name="gr8" draw:text-style-name="P6" draw:layer="layout" svg:width="0.287cm" svg:height="2.331cm" svg:x="2.202cm" svg:y="1.159cm" svg:viewBox="0 0 288 2332" svg:d="M288 2332h-288v-2312c0-11 9-20 20-20h248c11 0 20 9 20 20z">
          <text:p/>
        </draw:path>
        <draw:path draw:style-name="gr5" draw:text-style-name="P4" draw:layer="layout" svg:width="0.307cm" svg:height="2.302cm" svg:x="3.135cm" svg:y="1.198cm" svg:viewBox="0 0 308 2303" svg:d="M298 2303h-288-10v-10-2264h10-10c0-16 13-29 30-29v10-10h248v10-10c17 0 30 13 30 29h-10 10v2264 10zM298 2284v9h-10v-2264c0-5-4-9-10-9h-248c-6 0-10 4-10 9v2264h-10v-9z">
          <text:p/>
        </draw:path>
        <draw:path draw:style-name="gr8" draw:text-style-name="P6" draw:layer="layout" svg:width="0.287cm" svg:height="2.282cm" svg:x="3.145cm" svg:y="1.207cm" svg:viewBox="0 0 288 2283" svg:d="M288 2283h-288v-2264c0-10 9-19 20-19h249c11 0 19 9 19 19z">
          <text:p/>
        </draw:path>
        <draw:line draw:style-name="gr6" draw:text-style-name="P3" draw:layer="layout" svg:x1="0.578cm" svg:y1="3.33cm" svg:x2="0.637cm" svg:y2="3.33cm">
          <text:p/>
        </draw:line>
        <draw:line draw:style-name="gr6" draw:text-style-name="P3" draw:layer="layout" svg:x1="0.578cm" svg:y1="3.165cm" svg:x2="0.637cm" svg:y2="3.165cm">
          <text:p/>
        </draw:line>
        <draw:line draw:style-name="gr6" draw:text-style-name="P3" draw:layer="layout" svg:x1="0.578cm" svg:y1="2.844cm" svg:x2="0.637cm" svg:y2="2.844cm">
          <text:p/>
        </draw:line>
        <draw:line draw:style-name="gr6" draw:text-style-name="P3" draw:layer="layout" svg:x1="0.578cm" svg:y1="2.689cm" svg:x2="0.637cm" svg:y2="2.689cm">
          <text:p/>
        </draw:line>
        <draw:line draw:style-name="gr6" draw:text-style-name="P3" draw:layer="layout" svg:x1="0.578cm" svg:y1="2.368cm" svg:x2="0.637cm" svg:y2="2.368cm">
          <text:p/>
        </draw:line>
        <draw:line draw:style-name="gr6" draw:text-style-name="P3" draw:layer="layout" svg:x1="0.578cm" svg:y1="2.203cm" svg:x2="0.637cm" svg:y2="2.203cm">
          <text:p/>
        </draw:line>
        <draw:line draw:style-name="gr6" draw:text-style-name="P3" draw:layer="layout" svg:x1="0.578cm" svg:y1="1.882cm" svg:x2="0.637cm" svg:y2="1.882cm">
          <text:p/>
        </draw:line>
        <draw:line draw:style-name="gr6" draw:text-style-name="P3" draw:layer="layout" svg:x1="0.578cm" svg:y1="1.727cm" svg:x2="0.637cm" svg:y2="1.727cm">
          <text:p/>
        </draw:line>
        <draw:line draw:style-name="gr6" draw:text-style-name="P3" draw:layer="layout" svg:x1="0.578cm" svg:y1="1.407cm" svg:x2="0.637cm" svg:y2="1.407cm">
          <text:p/>
        </draw:line>
        <draw:line draw:style-name="gr6" draw:text-style-name="P3" draw:layer="layout" svg:x1="0.578cm" svg:y1="1.241cm" svg:x2="0.637cm" svg:y2="1.241cm">
          <text:p/>
        </draw:line>
        <draw:line draw:style-name="gr6" draw:text-style-name="P3" draw:layer="layout" svg:x1="0.548cm" svg:y1="3.486cm" svg:x2="0.667cm" svg:y2="3.486cm">
          <text:p/>
        </draw:line>
        <draw:line draw:style-name="gr6" draw:text-style-name="P3" draw:layer="layout" svg:x1="0.548cm" svg:y1="3.01cm" svg:x2="0.667cm" svg:y2="3.01cm">
          <text:p/>
        </draw:line>
        <draw:line draw:style-name="gr6" draw:text-style-name="P3" draw:layer="layout" svg:x1="0.548cm" svg:y1="2.524cm" svg:x2="0.667cm" svg:y2="2.524cm">
          <text:p/>
        </draw:line>
        <draw:line draw:style-name="gr6" draw:text-style-name="P3" draw:layer="layout" svg:x1="0.548cm" svg:y1="2.048cm" svg:x2="0.667cm" svg:y2="2.048cm">
          <text:p/>
        </draw:line>
        <draw:line draw:style-name="gr6" draw:text-style-name="P3" draw:layer="layout" svg:x1="0.548cm" svg:y1="1.562cm" svg:x2="0.667cm" svg:y2="1.562cm">
          <text:p/>
        </draw:line>
        <draw:line draw:style-name="gr6" draw:text-style-name="P3" draw:layer="layout" svg:x1="0.548cm" svg:y1="1.086cm" svg:x2="0.667cm" svg:y2="1.086cm">
          <text:p/>
        </draw:line>
        <draw:path draw:style-name="gr9" draw:text-style-name="P3" draw:layer="layout" svg:width="0.221cm" svg:height="0.085cm" svg:x="0.981cm" svg:y="3.135cm" svg:viewBox="0 0 222 86" svg:d="M52 23c0 4-1 8-3 11-3 3-6 6-9 8 4 2 7 4 10 8 3 3 4 7 4 12 0 7-2 13-8 17-4 4-11 7-19 7s-15-3-20-7c-4-4-7-10-7-17 0-5 1-9 4-12 2-4 6-6 10-8-4-2-6-5-9-8-2-3-3-7-3-11 0-7 2-13 7-17s10-6 18-6c7 0 14 2 18 6 5 4 7 10 7 17zM43 62c0-5-1-9-4-12s-7-4-12-4-9 1-12 4-4 7-4 12c0 4 1 8 4 11s7 4 12 4 9-1 12-4 4-7 4-11zM27 9c-4 0-8 1-10 4-3 2-4 6-4 10s1 8 4 10c2 3 6 4 10 4s8-1 10-4c3-2 4-6 4-10s-1-8-4-10c-3-3-6-4-10-4zM72 79c0-2 0-3 1-5 1-1 3-2 5-2s4 1 5 2c1 2 2 3 2 5s-1 3-2 4c-1 2-3 2-5 2s-4 0-5-2c-1-1-1-2-1-4zM141 48c-2 2-5 5-8 6-3 2-7 2-10 2-5 0-9-1-13-3s-6-6-8-10-3-9-3-14c0-6 1-11 3-15 2-5 5-8 9-10 4-3 9-4 14-4 8 0 15 3 20 9s7 15 7 25v3c0 17-3 29-10 36-6 7-16 11-29 12h-2v-9h2c9-1 16-3 20-7 5-5 8-12 8-21zM124 48c4 0 7-1 10-3 3-3 6-5 7-8v-5c0-7-1-12-4-17-4-4-7-6-12-6s-9 2-12 5c-2 4-4 9-4 14 0 6 2 11 4 14 3 4 7 6 11 6zM211 48c-3 2-5 5-9 6-3 2-6 2-10 2s-9-1-12-3c-4-2-7-6-9-10s-3-9-3-14c0-6 1-11 3-15 2-5 6-8 9-10 4-3 9-4 15-4 8 0 14 3 20 9 4 6 7 15 7 25v3c0 17-4 29-10 36-7 7-17 11-30 12h-2v-9h2c9-1 16-3 21-7 5-5 7-12 8-21zM194 48c4 0 7-1 10-3 3-3 5-5 7-8v-5c0-7-2-12-5-17-3-4-7-6-11-6-5 0-9 2-12 5-3 4-4 9-4 14 0 6 1 11 4 14 3 4 6 6 11 6z">
          <text:p/>
        </draw:path>
        <draw:path draw:style-name="gr10" draw:text-style-name="P7" draw:layer="layout" svg:width="0.221cm" svg:height="0.085cm" svg:x="0.981cm" svg:y="3.135cm" svg:viewBox="0 0 222 86" svg:d="M52 23c0 4-1 8-3 11-3 3-6 6-9 8 4 2 7 4 10 8 3 3 4 7 4 12 0 7-2 13-8 17-4 4-11 7-19 7s-15-3-20-7c-4-4-7-10-7-17 0-5 1-9 4-12 2-4 6-6 10-8-4-2-6-5-9-8-2-3-3-7-3-11 0-7 2-13 7-17s10-6 18-6c7 0 14 2 18 6 5 4 7 10 7 17zM43 62c0-5-1-9-4-12s-7-4-12-4-9 1-12 4-4 7-4 12c0 4 1 8 4 11s7 4 12 4 9-1 12-4 4-7 4-11zM27 9c-4 0-8 1-10 4-3 2-4 6-4 10s1 8 4 10c2 3 6 4 10 4s8-1 10-4c3-2 4-6 4-10s-1-8-4-10c-3-3-6-4-10-4zM72 79c0-2 0-3 1-5 1-1 3-2 5-2s4 1 5 2c1 2 2 3 2 5s-1 3-2 4c-1 2-3 2-5 2s-4 0-5-2c-1-1-1-2-1-4zM141 48c-2 2-5 5-8 6-3 2-7 2-10 2-5 0-9-1-13-3s-6-6-8-10-3-9-3-14c0-6 1-11 3-15 2-5 5-8 9-10 4-3 9-4 14-4 8 0 15 3 20 9s7 15 7 25v3c0 17-3 29-10 36-6 7-16 11-29 12h-2v-9h2c9-1 16-3 20-7 5-5 8-12 8-21zM124 48c4 0 7-1 10-3 3-3 6-5 7-8v-5c0-7-1-12-4-17-4-4-7-6-12-6s-9 2-12 5c-2 4-4 9-4 14 0 6 2 11 4 14 3 4 7 6 11 6zM211 48c-3 2-5 5-9 6-3 2-6 2-10 2s-9-1-12-3c-4-2-7-6-9-10s-3-9-3-14c0-6 1-11 3-15 2-5 6-8 9-10 4-3 9-4 15-4 8 0 14 3 20 9 4 6 7 15 7 25v3c0 17-4 29-10 36-7 7-17 11-30 12h-2v-9h2c9-1 16-3 21-7 5-5 7-12 8-21zM194 48c4 0 7-1 10-3 3-3 5-5 7-8v-5c0-7-2-12-5-17-3-4-7-6-11-6-5 0-9 2-12 5-3 4-4 9-4 14 0 6 1 11 4 14 3 4 6 6 11 6z">
          <text:p/>
        </draw:path>
        <draw:path draw:style-name="gr11" draw:text-style-name="P3" draw:layer="layout" svg:width="0.27cm" svg:height="0.085cm" svg:x="1.893cm" svg:y="2.633cm" svg:viewBox="0 0 271 86" svg:d="M32 84h-10v-70l-22 8v-10l31-11h1zM82 37h8c5 0 10-1 12-3 3-3 5-6 5-11 0-10-5-14-15-14-5 0-8 1-11 4-3 2-4 6-4 10h-11c0-7 2-12 7-16 5-5 11-7 19-7s14 2 19 6c4 4 7 10 7 17 0 4-1 8-4 11s-6 6-10 8c5 1 8 3 11 7 3 3 4 7 4 12 0 8-2 14-8 18-5 4-11 7-19 7s-14-3-19-7-8-10-8-17h11c0 5 1 8 4 11 3 2 7 4 12 4s9-2 12-4c3-3 4-7 4-12s-2-8-4-11c-3-2-8-4-14-4h-8zM138 79c0-2 0-4 1-5s3-2 5-2c3 0 4 1 6 2 1 1 1 3 1 5s0 3-1 4c-2 1-3 2-6 2-2 0-4-1-5-2s-1-2-1-4zM219 49c0 12-2 22-6 28s-11 9-20 9-16-3-20-9c-5-6-7-15-7-27v-14c0-12 2-21 6-27 5-6 11-9 21-9 9 0 15 3 20 9 4 5 6 14 6 26zM209 34c0-9-2-15-4-19-3-4-7-6-12-6-6 0-10 2-13 6-2 4-3 10-3 19v16c0 9 1 16 4 21 2 4 7 6 12 6s9-2 12-6c2-4 3-11 4-19zM271 84h-11v-70l-21 8v-10l30-11h2z">
          <text:p/>
        </draw:path>
        <draw:path draw:style-name="gr12" draw:text-style-name="P8" draw:layer="layout" svg:width="0.27cm" svg:height="0.085cm" svg:x="1.893cm" svg:y="2.633cm" svg:viewBox="0 0 271 86" svg:d="M32 84h-10v-70l-22 8v-10l31-11h1zM82 37h8c5 0 10-1 12-3 3-3 5-6 5-11 0-10-5-14-15-14-5 0-8 1-11 4-3 2-4 6-4 10h-11c0-7 2-12 7-16 5-5 11-7 19-7s14 2 19 6c4 4 7 10 7 17 0 4-1 8-4 11s-6 6-10 8c5 1 8 3 11 7 3 3 4 7 4 12 0 8-2 14-8 18-5 4-11 7-19 7s-14-3-19-7-8-10-8-17h11c0 5 1 8 4 11 3 2 7 4 12 4s9-2 12-4c3-3 4-7 4-12s-2-8-4-11c-3-2-8-4-14-4h-8zM138 79c0-2 0-4 1-5s3-2 5-2c3 0 4 1 6 2 1 1 1 3 1 5s0 3-1 4c-2 1-3 2-6 2-2 0-4-1-5-2s-1-2-1-4zM219 49c0 12-2 22-6 28s-11 9-20 9-16-3-20-9c-5-6-7-15-7-27v-14c0-12 2-21 6-27 5-6 11-9 21-9 9 0 15 3 20 9 4 5 6 14 6 26zM209 34c0-9-2-15-4-19-3-4-7-6-12-6-6 0-10 2-13 6-2 4-3 10-3 19v16c0 9 1 16 4 21 2 4 7 6 12 6s9-2 12-6c2-4 3-11 4-19zM271 84h-11v-70l-21 8v-10l30-11h2z">
          <text:p/>
        </draw:path>
        <draw:path draw:style-name="gr11" draw:text-style-name="P3" draw:layer="layout" svg:width="0.287cm" svg:height="0.084cm" svg:x="2.837cm" svg:y="2.634cm" svg:viewBox="0 0 288 85" svg:d="M32 85h-10v-71l-22 8v-10l31-11h1zM122 85h-56v-8l30-32c4-5 7-9 9-12 1-3 2-6 2-9 0-5-1-8-4-11-2-3-6-4-10-4-6 0-10 1-13 4s-5 7-5 13h-10c0-8 2-14 7-19s12-7 21-7c8 0 14 2 18 6 5 4 7 10 7 16 0 9-5 18-16 30l-23 24h43zM137 79c0-2 1-3 2-5 1-1 3-1 5-1s4 0 5 1c1 2 2 3 2 5s-1 3-2 4c-1 2-3 2-5 2s-4 0-5-2c-1-1-2-2-2-4zM207 48c-2 3-5 5-8 7-3 1-6 2-10 2-5 0-9-1-13-4-3-2-6-6-8-10s-3-9-3-14c0-6 1-11 3-15 2-5 5-8 9-10 4-3 9-4 14-4 9 0 15 3 20 9s7 15 7 25v3c0 17-3 29-10 36-6 7-16 11-29 12h-2v-9h2c9-1 16-3 21-7 4-5 7-11 7-21zM191 48c3 0 7-1 10-3 3-3 5-5 7-8v-5c0-7-2-12-5-17-3-4-7-6-12-6s-8 2-11 5c-3 4-5 9-5 14 0 6 2 11 5 14 2 4 6 6 11 6zM277 48c-2 3-5 5-8 7-3 1-7 2-11 2s-9-1-12-4c-4-2-7-6-9-10s-2-9-2-14c0-6 1-11 3-15 2-5 5-8 9-10 4-3 8-4 14-4 8 0 15 3 19 9 5 6 8 15 8 25v3c0 17-4 29-10 36-7 7-16 11-30 12h-2v-9h3c9-1 15-3 20-7 5-5 7-11 8-21zM260 48c4 0 7-1 10-3 3-3 6-5 7-8v-5c0-7-2-12-5-17-3-4-6-6-11-6s-9 2-12 5c-3 4-4 9-4 14 0 6 1 11 4 14 3 4 7 6 11 6z">
          <text:p/>
        </draw:path>
        <draw:path draw:style-name="gr12" draw:text-style-name="P8" draw:layer="layout" svg:width="0.287cm" svg:height="0.084cm" svg:x="2.837cm" svg:y="2.634cm" svg:viewBox="0 0 288 85" svg:d="M32 85h-10v-71l-22 8v-10l31-11h1zM122 85h-56v-8l30-32c4-5 7-9 9-12 1-3 2-6 2-9 0-5-1-8-4-11-2-3-6-4-10-4-6 0-10 1-13 4s-5 7-5 13h-10c0-8 2-14 7-19s12-7 21-7c8 0 14 2 18 6 5 4 7 10 7 16 0 9-5 18-16 30l-23 24h43zM137 79c0-2 1-3 2-5 1-1 3-1 5-1s4 0 5 1c1 2 2 3 2 5s-1 3-2 4c-1 2-3 2-5 2s-4 0-5-2c-1-1-2-2-2-4zM207 48c-2 3-5 5-8 7-3 1-6 2-10 2-5 0-9-1-13-4-3-2-6-6-8-10s-3-9-3-14c0-6 1-11 3-15 2-5 5-8 9-10 4-3 9-4 14-4 9 0 15 3 20 9s7 15 7 25v3c0 17-3 29-10 36-6 7-16 11-29 12h-2v-9h2c9-1 16-3 21-7 4-5 7-11 7-21zM191 48c3 0 7-1 10-3 3-3 5-5 7-8v-5c0-7-2-12-5-17-3-4-7-6-12-6s-8 2-11 5c-3 4-5 9-5 14 0 6 2 11 5 14 2 4 6 6 11 6zM277 48c-2 3-5 5-8 7-3 1-7 2-11 2s-9-1-12-4c-4-2-7-6-9-10s-2-9-2-14c0-6 1-11 3-15 2-5 5-8 9-10 4-3 8-4 14-4 8 0 15 3 19 9 5 6 8 15 8 25v3c0 17-4 29-10 36-7 7-16 11-30 12h-2v-9h3c9-1 15-3 20-7 5-5 7-11 8-21zM260 48c4 0 7-1 10-3 3-3 6-5 7-8v-5c0-7-2-12-5-17-3-4-6-6-11-6s-9 2-12 5c-3 4-4 9-4 14 0 6 1 11 4 14 3 4 7 6 11 6z">
          <text:p/>
        </draw:path>
        <draw:path draw:style-name="gr11" draw:text-style-name="P3" draw:layer="layout" svg:width="0.27cm" svg:height="0.085cm" svg:x="1.258cm" svg:y="2.479cm" svg:viewBox="0 0 271 86" svg:d="M33 84h-11v-70l-22 8v-10l31-11h2zM109 1v9h-2c-8 0-15 3-20 7-5 5-8 12-9 20 5-5 11-7 19-7 7 0 13 2 17 7 5 5 7 12 7 20 0 9-2 16-7 21s-11 8-19 8c-9 0-15-3-20-9-5-7-7-14-7-24v-5c0-15 3-27 9-35 7-7 17-12 30-12zM95 39c-4 0-7 1-10 3s-6 5-7 8v4c0 7 2 12 5 17 3 4 7 6 12 6 4 0 8-2 11-5 3-4 4-9 4-14 0-6-1-11-4-14-3-4-6-5-11-5zM138 79c0-2 0-4 1-5s3-2 5-2 4 1 5 2 2 3 2 5-1 3-2 4-3 2-5 2-4-1-5-2-1-2-1-4zM222 84h-56v-7l29-32c5-5 8-9 9-12 2-3 3-6 3-10s-1-7-4-10-6-4-11-4-9 1-12 4-5 7-5 13h-11c0-8 3-14 8-19s12-7 20-7 14 2 19 6 7 9 7 16c0 8-5 18-16 30l-23 24h43zM271 84h-11v-70l-21 8v-10l31-11h1z">
          <text:p/>
        </draw:path>
        <draw:path draw:style-name="gr12" draw:text-style-name="P8" draw:layer="layout" svg:width="0.27cm" svg:height="0.085cm" svg:x="1.258cm" svg:y="2.479cm" svg:viewBox="0 0 271 86" svg:d="M33 84h-11v-70l-22 8v-10l31-11h2zM109 1v9h-2c-8 0-15 3-20 7-5 5-8 12-9 20 5-5 11-7 19-7 7 0 13 2 17 7 5 5 7 12 7 20 0 9-2 16-7 21s-11 8-19 8c-9 0-15-3-20-9-5-7-7-14-7-24v-5c0-15 3-27 9-35 7-7 17-12 30-12zM95 39c-4 0-7 1-10 3s-6 5-7 8v4c0 7 2 12 5 17 3 4 7 6 12 6 4 0 8-2 11-5 3-4 4-9 4-14 0-6-1-11-4-14-3-4-6-5-11-5zM138 79c0-2 0-4 1-5s3-2 5-2 4 1 5 2 2 3 2 5-1 3-2 4-3 2-5 2-4-1-5-2-1-2-1-4zM222 84h-56v-7l29-32c5-5 8-9 9-12 2-3 3-6 3-10s-1-7-4-10-6-4-11-4-9 1-12 4-5 7-5 13h-11c0-8 3-14 8-19s12-7 20-7 14 2 19 6 7 9 7 16c0 8-5 18-16 30l-23 24h43zM271 84h-11v-70l-21 8v-10l31-11h1z">
          <text:p/>
        </draw:path>
        <draw:path draw:style-name="gr11" draw:text-style-name="P3" draw:layer="layout" svg:width="0.295cm" svg:height="0.085cm" svg:x="2.194cm" svg:y="0.933cm" svg:viewBox="0 0 296 86" svg:d="M50 56h11v9h-11v19h-11v-19h-39v-6l38-58h12zM12 56h27v-40l-2 2zM125 23c0 4-1 8-3 11-3 3-6 6-9 8 4 1 8 4 10 8 3 3 4 7 4 12 0 7-3 13-8 17-4 4-11 7-19 7s-15-3-20-7-7-10-7-17c0-5 1-9 4-12 2-4 6-7 10-8-4-2-6-5-9-8-2-3-3-7-3-11 0-7 2-13 7-17 4-4 11-6 18-6 8 0 13 2 18 6s7 10 7 17zM116 61c0-4-1-8-4-11s-7-4-12-4-9 1-12 4-4 7-4 12 1 8 4 11 7 4 12 4 9-2 12-4c3-3 4-7 4-12zM100 9c-4 0-8 1-10 4-3 2-4 6-4 10s1 8 4 10c2 3 6 4 10 4s8-1 10-4c3-2 4-6 4-10s-1-8-4-10c-2-3-6-4-10-4zM144 79c0-2 1-4 2-5s3-2 5-2 4 1 5 2 2 3 2 5-1 3-2 4c-1 2-3 2-5 2s-4 0-5-2c-1-1-2-2-2-4zM189 37h8c5 0 9-1 12-3 3-3 4-6 4-11 0-10-5-14-15-14-5 0-8 1-11 4-3 2-4 6-4 10h-11c0-7 3-12 7-16 5-5 12-7 19-7 8 0 14 2 19 6s7 10 7 18c0 3-1 7-4 10-2 3-5 6-10 8 5 1 9 3 11 7 3 3 4 7 4 12 0 8-3 14-7 18-5 4-12 7-20 7s-14-3-19-7-8-10-8-17h11c0 5 2 9 4 11 3 3 7 4 12 4 6 0 10-1 12-4 3-3 4-7 4-12s-1-8-4-11c-3-2-8-4-13-4h-8zM296 49c0 12-2 22-7 28-4 6-11 9-20 9s-16-3-20-9-7-15-7-27v-14c0-12 2-21 6-27 5-6 12-9 21-9s16 3 20 9c5 5 7 14 7 26zM285 34c0-9-1-15-4-19s-7-6-12-6c-6 0-10 2-12 6-3 4-4 10-4 19v16c0 9 1 16 4 21 3 4 7 6 12 6s9-2 12-6c2-4 4-11 4-19z">
          <text:p/>
        </draw:path>
        <draw:path draw:style-name="gr12" draw:text-style-name="P8" draw:layer="layout" svg:width="0.295cm" svg:height="0.085cm" svg:x="2.194cm" svg:y="0.933cm" svg:viewBox="0 0 296 86" svg:d="M50 56h11v9h-11v19h-11v-19h-39v-6l38-58h12zM12 56h27v-40l-2 2zM125 23c0 4-1 8-3 11-3 3-6 6-9 8 4 1 8 4 10 8 3 3 4 7 4 12 0 7-3 13-8 17-4 4-11 7-19 7s-15-3-20-7-7-10-7-17c0-5 1-9 4-12 2-4 6-7 10-8-4-2-6-5-9-8-2-3-3-7-3-11 0-7 2-13 7-17 4-4 11-6 18-6 8 0 13 2 18 6s7 10 7 17zM116 61c0-4-1-8-4-11s-7-4-12-4-9 1-12 4-4 7-4 12 1 8 4 11 7 4 12 4 9-2 12-4c3-3 4-7 4-12zM100 9c-4 0-8 1-10 4-3 2-4 6-4 10s1 8 4 10c2 3 6 4 10 4s8-1 10-4c3-2 4-6 4-10s-1-8-4-10c-2-3-6-4-10-4zM144 79c0-2 1-4 2-5s3-2 5-2 4 1 5 2 2 3 2 5-1 3-2 4c-1 2-3 2-5 2s-4 0-5-2c-1-1-2-2-2-4zM189 37h8c5 0 9-1 12-3 3-3 4-6 4-11 0-10-5-14-15-14-5 0-8 1-11 4-3 2-4 6-4 10h-11c0-7 3-12 7-16 5-5 12-7 19-7 8 0 14 2 19 6s7 10 7 18c0 3-1 7-4 10-2 3-5 6-10 8 5 1 9 3 11 7 3 3 4 7 4 12 0 8-3 14-7 18-5 4-12 7-20 7s-14-3-19-7-8-10-8-17h11c0 5 2 9 4 11 3 3 7 4 12 4 6 0 10-1 12-4 3-3 4-7 4-12s-1-8-4-11c-3-2-8-4-13-4h-8zM296 49c0 12-2 22-7 28-4 6-11 9-20 9s-16-3-20-9-7-15-7-27v-14c0-12 2-21 6-27 5-6 12-9 21-9s16 3 20 9c5 5 7 14 7 26zM285 34c0-9-1-15-4-19s-7-6-12-6c-6 0-10 2-12 6-3 4-4 10-4 19v16c0 9 1 16 4 21 3 4 7 6 12 6s9-2 12-6c2-4 4-11 4-19z">
          <text:p/>
        </draw:path>
        <draw:path draw:style-name="gr11" draw:text-style-name="P3" draw:layer="layout" svg:width="0.295cm" svg:height="0.085cm" svg:x="3.138cm" svg:y="0.981cm" svg:viewBox="0 0 296 86" svg:d="M49 56h12v9h-12v19h-10v-19h-39v-6l38-58h11zM12 56h27v-40l-2 2zM128 7l-35 77h-11l35-74h-46v-9h57zM144 79c0-2 1-4 2-5s3-2 5-2 4 1 5 2 2 3 2 5-1 3-2 4-3 2-5 2-4-1-5-2-2-2-2-4zM188 38h9c5 0 9-2 12-4 2-3 4-6 4-11 0-10-5-14-15-14-5 0-9 1-11 4-3 2-4 6-4 10h-11c0-6 2-12 7-17 5-4 11-6 19-6s14 2 19 6c4 4 7 10 7 18 0 3-2 7-4 10s-6 6-10 8c5 1 8 4 11 7s4 7 4 12c0 8-3 14-8 18s-11 7-19 7-14-3-19-7-8-10-8-16h11c0 4 2 7 4 10 3 2 7 4 12 4s9-2 12-4c3-3 4-7 4-12 0-4-1-8-4-11-3-2-8-3-13-4h-9zM296 49c0 12-2 22-7 28-4 6-11 9-20 9s-16-3-20-9-7-15-7-27v-14c0-12 2-21 7-27 4-6 11-9 20-9s16 3 20 9c4 5 7 14 7 26zM285 34c0-8-1-15-4-19s-6-6-12-6c-5 0-10 2-12 6-3 4-4 10-4 19v17c0 8 1 15 4 20 3 4 7 6 12 6s9-2 12-6 4-11 4-19z">
          <text:p/>
        </draw:path>
        <draw:path draw:style-name="gr12" draw:text-style-name="P8" draw:layer="layout" svg:width="0.295cm" svg:height="0.085cm" svg:x="3.138cm" svg:y="0.981cm" svg:viewBox="0 0 296 86" svg:d="M49 56h12v9h-12v19h-10v-19h-39v-6l38-58h11zM12 56h27v-40l-2 2zM128 7l-35 77h-11l35-74h-46v-9h57zM144 79c0-2 1-4 2-5s3-2 5-2 4 1 5 2 2 3 2 5-1 3-2 4-3 2-5 2-4-1-5-2-2-2-2-4zM188 38h9c5 0 9-2 12-4 2-3 4-6 4-11 0-10-5-14-15-14-5 0-9 1-11 4-3 2-4 6-4 10h-11c0-6 2-12 7-17 5-4 11-6 19-6s14 2 19 6c4 4 7 10 7 18 0 3-2 7-4 10s-6 6-10 8c5 1 8 4 11 7s4 7 4 12c0 8-3 14-8 18s-11 7-19 7-14-3-19-7-8-10-8-16h11c0 4 2 7 4 10 3 2 7 4 12 4s9-2 12-4c3-3 4-7 4-12 0-4-1-8-4-11-3-2-8-3-13-4h-9zM296 49c0 12-2 22-7 28-4 6-11 9-20 9s-16-3-20-9-7-15-7-27v-14c0-12 2-21 7-27 4-6 11-9 20-9s16 3 20 9c4 5 7 14 7 26zM285 34c0-8-1-15-4-19s-6-6-12-6c-5 0-10 2-12 6-3 4-4 10-4 19v17c0 8 1 15 4 20 3 4 7 6 12 6s9-2 12-6 4-11 4-19z">
          <text:p/>
        </draw:path>
        <draw:frame draw:style-name="gr13" draw:text-style-name="P9" draw:layer="layout" svg:width="0.108cm" svg:height="0.26cm" svg:x="0.361cm" svg:y="3.372cm">
          <draw:text-box>
            <text:p text:style-name="P1"><text:span text:style-name="T2">0</text:span></text:p>
          </draw:text-box>
        </draw:frame>
        <draw:frame draw:style-name="gr14" draw:text-style-name="P9" draw:layer="layout" svg:width="0.214cm" svg:height="0.239cm" svg:x="0.291cm" svg:y="2.89cm">
          <draw:text-box>
            <text:p text:style-name="P1"><text:span text:style-name="T2">10</text:span></text:p>
          </draw:text-box>
        </draw:frame>
        <draw:frame draw:style-name="gr14" draw:text-style-name="P9" draw:layer="layout" svg:width="0.214cm" svg:height="0.239cm" svg:x="0.291cm" svg:y="2.409cm">
          <draw:text-box>
            <text:p text:style-name="P1"><text:span text:style-name="T2">20</text:span></text:p>
          </draw:text-box>
        </draw:frame>
        <draw:frame draw:style-name="gr14" draw:text-style-name="P9" draw:layer="layout" svg:width="0.214cm" svg:height="0.239cm" svg:x="0.291cm" svg:y="1.927cm">
          <draw:text-box>
            <text:p text:style-name="P1"><text:span text:style-name="T2">30</text:span></text:p>
          </draw:text-box>
        </draw:frame>
        <draw:frame draw:style-name="gr14" draw:text-style-name="P9" draw:layer="layout" svg:width="0.214cm" svg:height="0.239cm" svg:x="0.291cm" svg:y="1.446cm">
          <draw:text-box>
            <text:p text:style-name="P1"><text:span text:style-name="T2">40</text:span></text:p>
          </draw:text-box>
        </draw:frame>
        <draw:frame draw:style-name="gr15" draw:text-style-name="P9" draw:layer="layout" svg:width="0.214cm" svg:height="0.256cm" svg:x="0.291cm" svg:y="0.963cm">
          <draw:text-box>
            <text:p text:style-name="P1"><text:span text:style-name="T2">50</text:span></text:p>
          </draw:text-box>
        </draw:frame>
        <draw:path draw:style-name="gr7" draw:text-style-name="P5" draw:layer="layout" svg:width="0.118cm" svg:height="0.132cm" svg:x="0.56cm" svg:y="0.556cm" svg:viewBox="0 0 119 133" svg:d="M0 11c0-6 5-11 10-11h100c5 0 9 5 9 11v111c0 6-4 11-9 11h-100c-5 0-10-5-10-11z">
          <text:p/>
        </draw:path>
        <draw:path draw:style-name="gr8" draw:text-style-name="P6" draw:layer="layout" svg:width="0.118cm" svg:height="0.105cm" svg:x="2.472cm" svg:y="0.556cm" svg:viewBox="0 0 119 106" svg:d="M0 9c0-5 5-9 10-9h100c5 0 9 4 9 9v88c0 5-4 9-9 9h-100c-5 0-10-4-10-9z">
          <text:p/>
        </draw:path>
        <draw:frame draw:style-name="gr16" draw:text-style-name="P9" draw:layer="layout" svg:width="1.23cm" svg:height="0.239cm" svg:x="0.705cm" svg:y="0.501cm">
          <draw:text-box>
            <text:p text:style-name="P1"><text:span text:style-name="T3">Floating-Point</text:span></text:p>
          </draw:text-box>
        </draw:frame>
        <draw:frame draw:style-name="gr17" draw:text-style-name="P9" draw:layer="layout" svg:width="1.217cm" svg:height="0.239cm" svg:x="2.614cm" svg:y="0.485cm">
          <draw:text-box>
            <text:p text:style-name="P1"><text:span text:style-name="T3">Hybrid-Float6</text:span></text:p>
          </draw:text-box>
        </draw:frame>
        <draw:line draw:style-name="gr3" draw:text-style-name="P3" draw:layer="layout" svg:x1="5.307cm" svg:y1="3.495cm" svg:x2="8.486cm" svg:y2="3.495cm">
          <text:p/>
        </draw:line>
        <draw:line draw:style-name="gr4" draw:text-style-name="P3" draw:layer="layout" svg:x1="5.307cm" svg:y1="2.894cm" svg:x2="8.486cm" svg:y2="2.894cm">
          <text:p/>
        </draw:line>
        <draw:line draw:style-name="gr4" draw:text-style-name="P3" draw:layer="layout" svg:x1="5.307cm" svg:y1="2.292cm" svg:x2="8.486cm" svg:y2="2.292cm">
          <text:p/>
        </draw:line>
        <draw:line draw:style-name="gr4" draw:text-style-name="P3" draw:layer="layout" svg:x1="5.307cm" svg:y1="1.691cm" svg:x2="8.486cm" svg:y2="1.691cm">
          <text:p/>
        </draw:line>
        <draw:line draw:style-name="gr4" draw:text-style-name="P3" draw:layer="layout" svg:x1="5.307cm" svg:y1="1.099cm" svg:x2="8.486cm" svg:y2="1.099cm">
          <text:p/>
        </draw:line>
        <draw:polygon draw:style-name="gr5" draw:text-style-name="P4" draw:layer="layout" svg:width="3.178cm" svg:height="0.009cm" svg:x="5.307cm" svg:y="3.296cm" svg:viewBox="0 0 3179 10" draw:points="0,0 3179,0 3179,10 0,10">
          <text:p/>
        </draw:polygon>
        <draw:polygon draw:style-name="gr5" draw:text-style-name="P4" draw:layer="layout" svg:width="3.178cm" svg:height="0.009cm" svg:x="5.307cm" svg:y="3.093cm" svg:viewBox="0 0 3179 10" draw:points="0,0 3179,0 3179,10 0,10">
          <text:p/>
        </draw:polygon>
        <draw:polygon draw:style-name="gr5" draw:text-style-name="P4" draw:layer="layout" svg:width="3.178cm" svg:height="0.009cm" svg:x="5.307cm" svg:y="2.695cm" svg:viewBox="0 0 3179 10" draw:points="0,0 3179,0 3179,10 0,10">
          <text:p/>
        </draw:polygon>
        <draw:polygon draw:style-name="gr5" draw:text-style-name="P4" draw:layer="layout" svg:width="3.178cm" svg:height="0.009cm" svg:x="5.307cm" svg:y="2.491cm" svg:viewBox="0 0 3179 10" draw:points="0,0 3179,0 3179,10 0,10">
          <text:p/>
        </draw:polygon>
        <draw:polygon draw:style-name="gr5" draw:text-style-name="P4" draw:layer="layout" svg:width="3.178cm" svg:height="0.009cm" svg:x="5.307cm" svg:y="2.094cm" svg:viewBox="0 0 3179 10" draw:points="0,0 3179,0 3179,10 0,10">
          <text:p/>
        </draw:polygon>
        <draw:polygon draw:style-name="gr5" draw:text-style-name="P4" draw:layer="layout" svg:width="3.178cm" svg:height="0.009cm" svg:x="5.307cm" svg:y="1.89cm" svg:viewBox="0 0 3179 10" draw:points="0,0 3179,0 3179,10 0,10">
          <text:p/>
        </draw:polygon>
        <draw:polygon draw:style-name="gr5" draw:text-style-name="P4" draw:layer="layout" svg:width="3.178cm" svg:height="0.009cm" svg:x="5.307cm" svg:y="1.492cm" svg:viewBox="0 0 3179 10" draw:points="0,0 3179,0 3179,10 0,10">
          <text:p/>
        </draw:polygon>
        <draw:polygon draw:style-name="gr5" draw:text-style-name="P4" draw:layer="layout" svg:width="3.178cm" svg:height="0.009cm" svg:x="5.307cm" svg:y="1.289cm" svg:viewBox="0 0 3179 10" draw:points="0,0 3179,0 3179,10 0,10">
          <text:p/>
        </draw:polygon>
        <draw:line draw:style-name="gr6" draw:text-style-name="P3" draw:layer="layout" svg:x1="5.307cm" svg:y1="3.495cm" svg:x2="5.307cm" svg:y2="1.099cm">
          <text:p/>
        </draw:line>
        <draw:path draw:style-name="gr5" draw:text-style-name="P4" draw:layer="layout" svg:width="0.305cm" svg:height="0.397cm" svg:x="5.638cm" svg:y="3.112cm" svg:viewBox="0 0 306 398" svg:d="M296 398h-286-10v-10-359h10-10c0-16 14-29 31-29v10-10h245v10-10c16 0 30 13 30 29h-10 10v359 10zM296 379v9h-10v-359c0-5-5-10-10-10h-245c-6 0-10 5-10 10v359h-11v-9z">
          <text:p/>
        </draw:path>
        <draw:path draw:style-name="gr7" draw:text-style-name="P5" draw:layer="layout" svg:width="0.285cm" svg:height="0.378cm" svg:x="5.648cm" svg:y="3.122cm" svg:viewBox="0 0 286 379" svg:d="M286 379h-286v-359c0-11 9-20 21-20h244c12 0 21 9 21 20z">
          <text:p/>
        </draw:path>
        <draw:path draw:style-name="gr5" draw:text-style-name="P4" draw:layer="layout" svg:width="0.305cm" svg:height="0.562cm" svg:x="6.596cm" svg:y="2.947cm" svg:viewBox="0 0 306 563" svg:d="M296 563h-286-10v-10-524h10-10c0-16 14-29 31-29v10-10h244v10-10c17 0 31 13 31 29h-10 10v524 10zM296 544v9h-10v-524c0-5-5-9-11-9h-244c-6 0-10 4-10 9v524h-11v-9z">
          <text:p/>
        </draw:path>
        <draw:path draw:style-name="gr7" draw:text-style-name="P5" draw:layer="layout" svg:width="0.284cm" svg:height="0.543cm" svg:x="6.606cm" svg:y="2.957cm" svg:viewBox="0 0 285 544" svg:d="M285 544h-285v-524c0-11 9-20 20-20h245c11 0 20 9 20 20z">
          <text:p/>
        </draw:path>
        <draw:path draw:style-name="gr5" draw:text-style-name="P4" draw:layer="layout" svg:width="0.305cm" svg:height="0.562cm" svg:x="7.543cm" svg:y="2.947cm" svg:viewBox="0 0 306 563" svg:d="M296 563h-286-10v-10-524h10-10c0-16 14-29 31-29v10-10h245v10-10c16 0 30 13 30 29h-10 10v524 10zM296 544v9h-10v-524c0-5-5-9-10-9h-245c-6 0-10 4-10 9v524h-11v-9z">
          <text:p/>
        </draw:path>
        <draw:path draw:style-name="gr7" draw:text-style-name="P5" draw:layer="layout" svg:width="0.285cm" svg:height="0.543cm" svg:x="7.553cm" svg:y="2.957cm" svg:viewBox="0 0 286 544" svg:d="M286 544h-286v-524c0-11 9-20 21-20h244c12 0 21 9 21 20z">
          <text:p/>
        </draw:path>
        <draw:path draw:style-name="gr5" draw:text-style-name="P4" draw:layer="layout" svg:width="0.305cm" svg:height="0.707cm" svg:x="5.944cm" svg:y="2.802cm" svg:viewBox="0 0 306 708" svg:d="M296 708h-286-10v-9-670h10-10c0-16 14-29 31-29v10-10h245v10-10c16 0 30 13 30 29h-10 10v670 9zM296 689v10h-10v-670c0-5-5-9-10-9h-245c-6 0-10 4-10 9v670h-11v-10z">
          <text:p/>
        </draw:path>
        <draw:path draw:style-name="gr8" draw:text-style-name="P6" draw:layer="layout" svg:width="0.285cm" svg:height="0.688cm" svg:x="5.954cm" svg:y="2.811cm" svg:viewBox="0 0 286 689" svg:d="M286 689h-286v-669c0-11 9-20 20-20h245c11 0 21 9 21 20z">
          <text:p/>
        </draw:path>
        <draw:path draw:style-name="gr5" draw:text-style-name="P4" draw:layer="layout" svg:width="0.305cm" svg:height="2.075cm" svg:x="6.902cm" svg:y="1.434cm" svg:viewBox="0 0 306 2076" svg:d="M296 2076h-286-10v-10-2037h10-10c0-16 14-29 30-29v10-10h245v10-10c17 0 31 13 31 29h-10 10v2037 10zM296 2057v9h-11v-2037c0-5-4-10-10-10h-245c-5 0-10 5-10 10v2037h-10v-9z">
          <text:p/>
        </draw:path>
        <draw:path draw:style-name="gr8" draw:text-style-name="P6" draw:layer="layout" svg:width="0.285cm" svg:height="2.056cm" svg:x="6.912cm" svg:y="1.444cm" svg:viewBox="0 0 286 2057" svg:d="M286 2057h-286v-2037c0-11 9-20 20-20h245c11 0 21 9 21 20z">
          <text:p/>
        </draw:path>
        <draw:path draw:style-name="gr5" draw:text-style-name="P4" draw:layer="layout" svg:width="0.305cm" svg:height="2.027cm" svg:x="7.849cm" svg:y="1.482cm" svg:viewBox="0 0 306 2028" svg:d="M296 2028h-286-10v-10-1989h10-10c0-16 14-29 31-29v10-10h245v10-10c16 0 30 13 30 29h-10 10v1989 10zM296 2008v10h-10v-1989c0-5-5-9-10-9h-245c-6 0-10 4-10 9v1989h-11v-10z">
          <text:p/>
        </draw:path>
        <draw:path draw:style-name="gr8" draw:text-style-name="P6" draw:layer="layout" svg:width="0.284cm" svg:height="2.007cm" svg:x="7.859cm" svg:y="1.492cm" svg:viewBox="0 0 285 2008" svg:d="M285 2008h-285v-1988c0-11 9-20 21-20h244c11 0 20 9 20 20z">
          <text:p/>
        </draw:path>
        <draw:line draw:style-name="gr6" draw:text-style-name="P3" draw:layer="layout" svg:x1="5.276cm" svg:y1="3.301cm" svg:x2="5.337cm" svg:y2="3.301cm">
          <text:p/>
        </draw:line>
        <draw:line draw:style-name="gr6" draw:text-style-name="P3" draw:layer="layout" svg:x1="5.276cm" svg:y1="3.097cm" svg:x2="5.337cm" svg:y2="3.097cm">
          <text:p/>
        </draw:line>
        <draw:line draw:style-name="gr6" draw:text-style-name="P3" draw:layer="layout" svg:x1="5.276cm" svg:y1="2.7cm" svg:x2="5.337cm" svg:y2="2.7cm">
          <text:p/>
        </draw:line>
        <draw:line draw:style-name="gr6" draw:text-style-name="P3" draw:layer="layout" svg:x1="5.276cm" svg:y1="2.496cm" svg:x2="5.337cm" svg:y2="2.496cm">
          <text:p/>
        </draw:line>
        <draw:line draw:style-name="gr6" draw:text-style-name="P3" draw:layer="layout" svg:x1="5.276cm" svg:y1="2.098cm" svg:x2="5.337cm" svg:y2="2.098cm">
          <text:p/>
        </draw:line>
        <draw:line draw:style-name="gr6" draw:text-style-name="P3" draw:layer="layout" svg:x1="5.276cm" svg:y1="1.895cm" svg:x2="5.337cm" svg:y2="1.895cm">
          <text:p/>
        </draw:line>
        <draw:line draw:style-name="gr6" draw:text-style-name="P3" draw:layer="layout" svg:x1="5.276cm" svg:y1="1.497cm" svg:x2="5.337cm" svg:y2="1.497cm">
          <text:p/>
        </draw:line>
        <draw:line draw:style-name="gr6" draw:text-style-name="P3" draw:layer="layout" svg:x1="5.276cm" svg:y1="1.293cm" svg:x2="5.337cm" svg:y2="1.293cm">
          <text:p/>
        </draw:line>
        <draw:line draw:style-name="gr6" draw:text-style-name="P3" draw:layer="layout" svg:x1="5.246cm" svg:y1="3.495cm" svg:x2="5.368cm" svg:y2="3.495cm">
          <text:p/>
        </draw:line>
        <draw:line draw:style-name="gr6" draw:text-style-name="P3" draw:layer="layout" svg:x1="5.246cm" svg:y1="2.894cm" svg:x2="5.368cm" svg:y2="2.894cm">
          <text:p/>
        </draw:line>
        <draw:line draw:style-name="gr6" draw:text-style-name="P3" draw:layer="layout" svg:x1="5.246cm" svg:y1="2.292cm" svg:x2="5.368cm" svg:y2="2.292cm">
          <text:p/>
        </draw:line>
        <draw:line draw:style-name="gr6" draw:text-style-name="P3" draw:layer="layout" svg:x1="5.246cm" svg:y1="1.691cm" svg:x2="5.368cm" svg:y2="1.691cm">
          <text:p/>
        </draw:line>
        <draw:line draw:style-name="gr6" draw:text-style-name="P3" draw:layer="layout" svg:x1="5.246cm" svg:y1="1.099cm" svg:x2="5.368cm" svg:y2="1.099cm">
          <text:p/>
        </draw:line>
        <draw:path draw:style-name="gr11" draw:text-style-name="P10" draw:layer="layout" svg:width="0.348cm" svg:height="0.085cm" svg:x="5.607cm" svg:y="2.8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12" draw:text-style-name="P11" draw:layer="layout" svg:width="0.348cm" svg:height="0.085cm" svg:x="5.607cm" svg:y="2.8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11" draw:text-style-name="P10" draw:layer="layout" svg:width="0.366cm" svg:height="0.085cm" svg:x="6.565cm" svg:y="2.7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12" draw:text-style-name="P11" draw:layer="layout" svg:width="0.366cm" svg:height="0.085cm" svg:x="6.565cm" svg:y="2.7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11" draw:text-style-name="P10" draw:layer="layout" svg:width="0.371cm" svg:height="0.085cm" svg:x="7.513cm" svg:y="2.7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12" draw:text-style-name="P11" draw:layer="layout" svg:width="0.371cm" svg:height="0.085cm" svg:x="7.513cm" svg:y="2.7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11" draw:text-style-name="P10" draw:layer="layout" svg:width="0.375cm" svg:height="0.085cm" svg:x="5.909cm" svg:y="2.5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12" draw:text-style-name="P11" draw:layer="layout" svg:width="0.375cm" svg:height="0.085cm" svg:x="5.909cm" svg:y="2.5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11" draw:text-style-name="P10" draw:layer="layout" svg:width="0.37cm" svg:height="0.084cm" svg:x="6.869cm" svg:y="1.2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12" draw:text-style-name="P11" draw:layer="layout" svg:width="0.37cm" svg:height="0.084cm" svg:x="6.869cm" svg:y="1.2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11" draw:text-style-name="P10" draw:layer="layout" svg:width="0.368cm" svg:height="0.085cm" svg:x="7.816cm" svg:y="1.2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path draw:style-name="gr12" draw:text-style-name="P11" draw:layer="layout" svg:width="0.368cm" svg:height="0.085cm" svg:x="7.816cm" svg:y="1.2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frame draw:style-name="gr18" draw:text-style-name="P9" draw:layer="layout" svg:width="0.108cm" svg:height="0.239cm" svg:x="5.018cm" svg:y="3.376cm">
          <draw:text-box>
            <text:p text:style-name="P1"><text:span text:style-name="T2">0</text:span></text:p>
          </draw:text-box>
        </draw:frame>
        <draw:frame draw:style-name="gr19" draw:text-style-name="P9" draw:layer="layout" svg:width="0.32cm" svg:height="0.239cm" svg:x="4.876cm" svg:y="2.776cm">
          <draw:text-box>
            <text:p text:style-name="P1"><text:span text:style-name="T2">200</text:span></text:p>
          </draw:text-box>
        </draw:frame>
        <draw:frame draw:style-name="gr19" draw:text-style-name="P9" draw:layer="layout" svg:width="0.32cm" svg:height="0.239cm" svg:x="4.876cm" svg:y="2.175cm">
          <draw:text-box>
            <text:p text:style-name="P1"><text:span text:style-name="T2">400</text:span></text:p>
          </draw:text-box>
        </draw:frame>
        <draw:frame draw:style-name="gr19" draw:text-style-name="P9" draw:layer="layout" svg:width="0.32cm" svg:height="0.239cm" svg:x="4.876cm" svg:y="1.574cm">
          <draw:text-box>
            <text:p text:style-name="P1"><text:span text:style-name="T2">600</text:span></text:p>
          </draw:text-box>
        </draw:frame>
        <draw:frame draw:style-name="gr19" draw:text-style-name="P9" draw:layer="layout" svg:width="0.32cm" svg:height="0.239cm" svg:x="4.876cm" svg:y="0.974cm">
          <draw:text-box>
            <text:p text:style-name="P1"><text:span text:style-name="T2">800</text:span></text:p>
          </draw:text-box>
        </draw:frame>
        <draw:frame draw:style-name="gr20" draw:text-style-name="P12" draw:layer="layout" svg:width="0.37cm" svg:height="0.187cm" svg:x="1.04cm" svg:y="3.606cm">
          <draw:text-box>
            <text:p text:style-name="P1"><text:span text:style-name="T4">Conv</text:span><text:span text:style-name="T5">A</text:span></text:p>
          </draw:text-box>
        </draw:frame>
        <draw:frame draw:style-name="gr21" draw:text-style-name="P12" draw:layer="layout" svg:width="0.366cm" svg:height="0.187cm" svg:x="1.99cm" svg:y="3.605cm">
          <draw:text-box>
            <text:p text:style-name="P1"><text:span text:style-name="T4">Conv</text:span><text:span text:style-name="T5">B</text:span></text:p>
          </draw:text-box>
        </draw:frame>
        <draw:frame draw:style-name="gr21" draw:text-style-name="P12" draw:layer="layout" svg:width="0.366cm" svg:height="0.187cm" svg:x="2.963cm" svg:y="3.605cm">
          <draw:text-box>
            <text:p text:style-name="P1"><text:span text:style-name="T4">Conv</text:span><text:span text:style-name="T5">C</text:span></text:p>
          </draw:text-box>
        </draw:frame>
        <draw:frame draw:style-name="gr20" draw:text-style-name="P12" draw:layer="layout" svg:width="0.37cm" svg:height="0.187cm" svg:x="5.75cm" svg:y="3.606cm">
          <draw:text-box>
            <text:p text:style-name="P1"><text:span text:style-name="T4">Conv</text:span><text:span text:style-name="T5">A</text:span></text:p>
          </draw:text-box>
        </draw:frame>
        <draw:frame draw:style-name="gr21" draw:text-style-name="P12" draw:layer="layout" svg:width="0.366cm" svg:height="0.187cm" svg:x="6.7cm" svg:y="3.605cm">
          <draw:text-box>
            <text:p text:style-name="P1"><text:span text:style-name="T4">Conv</text:span><text:span text:style-name="T5">B</text:span></text:p>
          </draw:text-box>
        </draw:frame>
        <draw:frame draw:style-name="gr21" draw:text-style-name="P12" draw:layer="layout" svg:width="0.366cm" svg:height="0.187cm" svg:x="7.673cm" svg:y="3.605cm">
          <draw:text-box>
            <text:p text:style-name="P1"><text:span text:style-name="T4">Conv</text:span><text:span text:style-name="T5">C</text:span></text:p>
          </draw:text-box>
        </draw:frame>
        <draw:path draw:style-name="gr7" draw:text-style-name="P5" draw:layer="layout" svg:width="0.118cm" svg:height="0.132cm" svg:x="5.261cm" svg:y="0.557cm" svg:viewBox="0 0 119 133" svg:d="M0 11c0-6 5-11 10-11h100c5 0 9 5 9 11v111c0 6-4 11-9 11h-100c-5 0-10-5-10-11z">
          <text:p/>
        </draw:path>
        <draw:path draw:style-name="gr8" draw:text-style-name="P6" draw:layer="layout" svg:width="0.118cm" svg:height="0.105cm" svg:x="7.173cm" svg:y="0.557cm" svg:viewBox="0 0 119 106" svg:d="M0 9c0-5 5-9 10-9h100c5 0 9 4 9 9v88c0 5-4 9-9 9h-100c-5 0-10-4-10-9z">
          <text:p/>
        </draw:path>
        <draw:frame draw:style-name="gr16" draw:text-style-name="P9" draw:layer="layout" svg:width="1.23cm" svg:height="0.239cm" svg:x="5.406cm" svg:y="0.502cm">
          <draw:text-box>
            <text:p text:style-name="P1"><text:span text:style-name="T3">Floating-Point</text:span></text:p>
          </draw:text-box>
        </draw:frame>
        <draw:frame draw:style-name="gr17" draw:text-style-name="P9" draw:layer="layout" svg:width="1.217cm" svg:height="0.239cm" svg:x="7.315cm" svg:y="0.486cm">
          <draw:text-box>
            <text:p text:style-name="P1"><text:span text:style-name="T3">Hybrid-Float6</text:span></text:p>
          </draw:text-box>
        </draw:frame>
        <draw:frame draw:style-name="gr22" draw:text-style-name="P14" draw:layer="layout" svg:width="1.882cm" svg:height="0.315cm" draw:transform="rotate (1.5707963267949) translate (4.562cm 2.962cm)">
          <draw:text-box>
            <text:p text:style-name="P13"><text:span text:style-name="T6">Power reduction</text:span></text:p>
          </draw:text-box>
        </draw:frame>
        <draw:frame draw:style-name="gr22" draw:text-style-name="P16" draw:layer="layout" svg:width="1.463cm" svg:height="0.315cm" draw:transform="rotate (1.5707963267949) translate (-0.014cm 2.852cm)">
          <draw:text-box>
            <text:p text:style-name="P15"><text:span text:style-name="T7">Acceleration</text:span></text:p>
          </draw:text-box>
        </draw:frame>
        <draw:frame draw:style-name="gr16" draw:text-style-name="P9" draw:layer="layout" svg:width="1.446cm" svg:height="0.239cm" svg:x="1.405cm" svg:y="3.802cm">
          <draw:text-box>
            <text:p text:style-name="P1"><text:span text:style-name="T3">Tensor operation</text:span></text:p>
          </draw:text-box>
        </draw:frame>
        <draw:frame draw:style-name="gr16" draw:text-style-name="P9" draw:layer="layout" svg:width="1.446cm" svg:height="0.239cm" svg:x="6.106cm" svg:y="3.803cm">
          <draw:text-box>
            <text:p text:style-name="P1"><text:span text:style-name="T3">Tensor oper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6T23:55:27.868765596</dc:date>
    <meta:editing-duration>PT3H1M51S</meta:editing-duration>
    <meta:editing-cycles>33</meta:editing-cycles>
    <meta:generator>LibreOffice/6.4.7.2$Linux_X86_64 LibreOffice_project/40$Build-2</meta:generator>
    <meta:document-statistic meta:object-count="139"/>
  </office:meta>
</office:document-meta>
</file>